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05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07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08" style:family="paragraph" style:parent-style-name="Standard">
      <style:text-properties officeooo:rsid="0011771c" officeooo:paragraph-rsid="0011771c"/>
    </style:style>
    <style:style style:name="P209" style:family="paragraph" style:parent-style-name="Standard">
      <style:text-properties officeooo:rsid="0011eb25" officeooo:paragraph-rsid="0011eb25"/>
    </style:style>
    <style:style style:name="P210" style:family="paragraph" style:parent-style-name="Standard">
      <style:text-properties officeooo:rsid="00131a23" officeooo:paragraph-rsid="00131a23"/>
    </style:style>
    <style:style style:name="P211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12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13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14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15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16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17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18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19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20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23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24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25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226" style:family="paragraph" style:parent-style-name="Standard">
      <style:paragraph-properties fo:margin-left="0cm" fo:margin-right="0cm" fo:line-height="105%" fo:text-indent="0cm" style:auto-text-indent="false"/>
    </style:style>
    <style:style style:name="P227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2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2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30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31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32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33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34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35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36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43" style:family="paragraph">
      <style:paragraph-properties fo:margin-left="0cm" fo:margin-right="0cm" fo:line-height="106%" fo:text-indent="0cm"/>
    </style:style>
    <style:style style:name="P244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size="14pt" fo:font-weight="bold" officeooo:rsid="001538b0" style:font-size-asian="12.25pt" style:font-weight-asian="bold" style:font-size-complex="14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45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officeooo:rsid="001a7cba"/>
    </style:style>
    <style:style style:name="T47" style:family="text">
      <style:text-properties officeooo:rsid="001fc57f"/>
    </style:style>
    <style:style style:name="T48" style:family="text">
      <style:text-properties officeooo:rsid="002d2d6e"/>
    </style:style>
    <style:style style:name="T49" style:family="text">
      <style:text-properties officeooo:rsid="002ec8d4"/>
    </style:style>
    <style:style style:name="T50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51" style:family="text">
      <style:text-properties officeooo:rsid="00346025"/>
    </style:style>
    <style:style style:name="T52" style:family="text">
      <style:text-properties officeooo:rsid="003ec974"/>
    </style:style>
    <style:style style:name="T53" style:family="text">
      <style:text-properties officeooo:rsid="00413c50"/>
    </style:style>
    <style:style style:name="T54" style:family="text">
      <style:text-properties officeooo:rsid="004d41a8"/>
    </style:style>
    <style:style style:name="T55" style:family="text">
      <style:text-properties officeooo:rsid="00584113"/>
    </style:style>
    <style:style style:name="T56" style:family="text">
      <style:text-properties officeooo:rsid="006555aa"/>
    </style:style>
    <style:style style:name="T57" style:family="text">
      <style:text-properties officeooo:rsid="0065565c"/>
    </style:style>
    <style:style style:name="T58" style:family="text">
      <style:text-properties officeooo:rsid="0065f602"/>
    </style:style>
    <style:style style:name="T59" style:family="text">
      <style:text-properties officeooo:rsid="0073eab6"/>
    </style:style>
    <style:style style:name="T60" style:family="text">
      <style:text-properties officeooo:rsid="007e8ec4"/>
    </style:style>
    <style:style style:name="T61" style:family="text">
      <style:text-properties officeooo:rsid="00ab0d42"/>
    </style:style>
    <style:style style:name="T62" style:family="text">
      <style:text-properties officeooo:rsid="00c1ee46"/>
    </style:style>
    <style:style style:name="T63" style:family="text">
      <style:text-properties officeooo:rsid="00c7b920"/>
    </style:style>
    <style:style style:name="T64" style:family="text">
      <style:text-properties officeooo:rsid="00cabbfe"/>
    </style:style>
    <style:style style:name="T65" style:family="text">
      <style:text-properties officeooo:rsid="00d57b61"/>
    </style:style>
    <style:style style:name="T66" style:family="text">
      <style:text-properties officeooo:rsid="00e45cc8"/>
    </style:style>
    <style:style style:name="T67" style:family="text">
      <style:text-properties officeooo:rsid="00e5b3c4"/>
    </style:style>
    <style:style style:name="T68" style:family="text">
      <style:text-properties officeooo:rsid="00e69ba2"/>
    </style:style>
    <style:style style:name="T69" style:family="text">
      <style:text-properties officeooo:rsid="00e87ced"/>
    </style:style>
    <style:style style:name="T70" style:family="text">
      <style:text-properties officeooo:rsid="00f07c7a"/>
    </style:style>
    <style:style style:name="T71" style:family="text">
      <style:text-properties officeooo:rsid="00f1a677"/>
    </style:style>
    <style:style style:name="T72" style:family="text">
      <style:text-properties officeooo:rsid="00fdbfdf"/>
    </style:style>
    <style:style style:name="T73" style:family="text">
      <style:text-properties officeooo:rsid="00ffc702"/>
    </style:style>
    <style:style style:name="T74" style:family="text">
      <style:text-properties officeooo:rsid="0100e4e1"/>
    </style:style>
    <style:style style:name="T75" style:family="text">
      <style:text-properties officeooo:rsid="0100ed2d"/>
    </style:style>
    <style:style style:name="T76" style:family="text">
      <style:text-properties officeooo:rsid="01047e4d"/>
    </style:style>
    <style:style style:name="T77" style:family="text">
      <style:text-properties officeooo:rsid="01097532"/>
    </style:style>
    <style:style style:name="T78" style:family="text">
      <style:text-properties fo:font-size="18pt" fo:font-weight="bold" style:font-size-asian="18pt" style:font-weight-asian="bold" style:font-size-complex="18pt" style:font-weight-complex="bold"/>
    </style:style>
    <style:style style:name="T79" style:family="text">
      <style:text-properties officeooo:rsid="0115c8ce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officeooo:rsid="01252757"/>
    </style:style>
    <style:style style:name="T82" style:family="text">
      <style:text-properties officeooo:rsid="012a4f77"/>
    </style:style>
    <style:style style:name="T83" style:family="text">
      <style:text-properties fo:font-size="13pt" fo:font-weight="bold" style:font-size-asian="13pt" style:font-weight-asian="bold" style:font-size-complex="13pt" style:font-weight-complex="bold"/>
    </style:style>
    <style:style style:name="T84" style:family="text">
      <style:text-properties officeooo:rsid="012f4372"/>
    </style:style>
    <style:style style:name="T85" style:family="text">
      <style:text-properties officeooo:rsid="0135ed52"/>
    </style:style>
    <style:style style:name="T86" style:family="text">
      <style:text-properties officeooo:rsid="01374206"/>
    </style:style>
    <style:style style:name="T87" style:family="text">
      <style:text-properties officeooo:rsid="0137eb3f"/>
    </style:style>
    <style:style style:name="T88" style:family="text">
      <style:text-properties officeooo:rsid="01399356"/>
    </style:style>
    <style:style style:name="T89" style:family="text">
      <style:text-properties officeooo:rsid="013a4616"/>
    </style:style>
    <style:style style:name="T90" style:family="text">
      <style:text-properties officeooo:rsid="013c65cf"/>
    </style:style>
    <style:style style:name="T91" style:family="text">
      <style:text-properties officeooo:rsid="0148df8e"/>
    </style:style>
    <style:style style:name="T92" style:family="text">
      <style:text-properties officeooo:rsid="015ff0ee"/>
    </style:style>
    <style:style style:name="T93" style:family="text">
      <style:text-properties officeooo:rsid="016de779"/>
    </style:style>
    <style:style style:name="T94" style:family="text">
      <style:text-properties officeooo:rsid="0173a8b5"/>
    </style:style>
    <style:style style:name="T95" style:family="text">
      <style:text-properties officeooo:rsid="0174dc7d"/>
    </style:style>
    <style:style style:name="T96" style:family="text">
      <style:text-properties officeooo:rsid="017bb8ed"/>
    </style:style>
    <style:style style:name="T97" style:family="text">
      <style:text-properties officeooo:rsid="018bbead"/>
    </style:style>
    <style:style style:name="T98" style:family="text">
      <style:text-properties officeooo:rsid="019428bb"/>
    </style:style>
    <style:style style:name="T99" style:family="text">
      <style:text-properties officeooo:rsid="01a11908"/>
    </style:style>
    <style:style style:name="T100" style:family="text">
      <style:text-properties officeooo:rsid="01ab415c"/>
    </style:style>
    <style:style style:name="T101" style:family="text">
      <style:text-properties officeooo:rsid="01b445e4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1e50387" style:font-weight-asian="normal" style:font-weight-complex="normal"/>
    </style:style>
    <style:style style:name="T104" style:family="text">
      <style:text-properties fo:font-weight="normal" officeooo:rsid="01e65cf2" style:font-weight-asian="normal" style:font-weight-complex="normal"/>
    </style:style>
    <style:style style:name="T105" style:family="text">
      <style:text-properties fo:font-weight="normal" officeooo:rsid="01e77773" style:font-weight-asian="normal" style:font-weight-complex="normal"/>
    </style:style>
    <style:style style:name="T106" style:family="text">
      <style:text-properties fo:font-weight="normal" officeooo:rsid="01e85f58" style:font-weight-asian="normal" style:font-weight-complex="normal"/>
    </style:style>
    <style:style style:name="T107" style:family="text">
      <style:text-properties officeooo:rsid="01d05570"/>
    </style:style>
    <style:style style:name="T108" style:family="text">
      <style:text-properties officeooo:rsid="01d1eb6e"/>
    </style:style>
    <style:style style:name="T109" style:family="text">
      <style:text-properties officeooo:rsid="01d90a53"/>
    </style:style>
    <style:style style:name="T110" style:family="text">
      <style:text-properties officeooo:rsid="01dd84d6"/>
    </style:style>
    <style:style style:name="T111" style:family="text">
      <style:text-properties officeooo:rsid="01dedc5b"/>
    </style:style>
    <style:style style:name="T112" style:family="text">
      <style:text-properties officeooo:rsid="01e20cd6"/>
    </style:style>
    <style:style style:name="T113" style:family="text">
      <style:text-properties officeooo:rsid="01e65cf2"/>
    </style:style>
    <style:style style:name="T114" style:family="text">
      <style:text-properties officeooo:rsid="01e74e34"/>
    </style:style>
    <style:style style:name="T115" style:family="text">
      <style:text-properties officeooo:rsid="01e77773"/>
    </style:style>
    <style:style style:name="T116" style:family="text">
      <style:text-properties officeooo:rsid="01e85f58"/>
    </style:style>
    <style:style style:name="T117" style:family="text">
      <style:text-properties officeooo:rsid="01f5475a"/>
    </style:style>
    <style:style style:name="T118" style:family="text">
      <style:text-properties officeooo:rsid="01f69c59"/>
    </style:style>
    <style:style style:name="T119" style:family="text">
      <style:text-properties officeooo:rsid="01f87a7b"/>
    </style:style>
    <style:style style:name="T120" style:family="text">
      <style:text-properties officeooo:rsid="01f93e65"/>
    </style:style>
    <style:style style:name="T121" style:family="text">
      <style:text-properties officeooo:rsid="01fceec9"/>
    </style:style>
    <style:style style:name="T122" style:family="text">
      <style:text-properties officeooo:rsid="020d5f56"/>
    </style:style>
    <style:style style:name="T123" style:family="text">
      <style:text-properties officeooo:rsid="021e3355"/>
    </style:style>
    <style:style style:name="T124" style:family="text">
      <style:text-properties officeooo:rsid="021e60e5"/>
    </style:style>
    <style:style style:name="T125" style:family="text">
      <style:text-properties officeooo:rsid="0230cb1e"/>
    </style:style>
    <style:style style:name="T126" style:family="text">
      <style:text-properties officeooo:rsid="0232c3d1"/>
    </style:style>
    <style:style style:name="T127" style:family="text">
      <style:text-properties officeooo:rsid="0234e960"/>
    </style:style>
    <style:style style:name="T128" style:family="text">
      <style:text-properties officeooo:rsid="02395d89"/>
    </style:style>
    <style:style style:name="T129" style:family="text">
      <style:text-properties officeooo:rsid="02407db1"/>
    </style:style>
    <style:style style:name="T130" style:family="text">
      <style:text-properties officeooo:rsid="024777f5"/>
    </style:style>
    <style:style style:name="T131" style:family="text">
      <style:text-properties officeooo:rsid="024c8d7a"/>
    </style:style>
    <style:style style:name="T132" style:family="text">
      <style:text-properties officeooo:rsid="0250e583"/>
    </style:style>
    <style:style style:name="T133" style:family="text">
      <style:text-properties officeooo:rsid="02557d10"/>
    </style:style>
    <style:style style:name="T134" style:family="text">
      <style:text-properties officeooo:rsid="0261051c"/>
    </style:style>
    <style:style style:name="T135" style:family="text">
      <style:text-properties officeooo:rsid="026f6029"/>
    </style:style>
    <style:style style:name="T136" style:family="text">
      <style:text-properties officeooo:rsid="027b26ff"/>
    </style:style>
    <style:style style:name="T137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 loext:marker-style-name="T1"><text:span text:style-name="T1"><text:s text:c="5"/>LİNUX NOTLARI</text:span></text:p>
      <text:p text:style-name="P228" loext:marker-style-name="T2"><text:span text:style-name="T1"><text:line-break/></text:span><text:span text:style-name="T38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42">Clear</text:span></text:p>
      <text:p text:style-name="P228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28" loext:marker-style-name="T2"><text:span text:style-name="T3"><text:line-break/></text:span><text:span text:style-name="T40">Cal</text:span><text:span text:style-name="T41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29" loext:marker-style-name="T2"><draw:frame text:anchor-type="paragraph" draw:z-index="0" draw:name="Metin Çerçevesi 1" draw:style-name="gr4" draw:text-style-name="P244" svg:width="15.029cm" svg:height="0.708cm" svg:x="0.182cm" svg:y="0.065cm"><draw:text-box><text:p text:style-name="P243"><text:span text:style-name="T137">sudo apt-get install ncal -y</text:span></text:p></draw:text-box></draw:frame><text:span text:style-name="T5"/></text:p>
      <text:p text:style-name="P230" loext:marker-style-name="T2"/>
      <text:p text:style-name="P208"/>
      <text:p text:style-name="P208">Burada eğer takvimi yıl olarak almak istersek aşağıdaki şekilde alabiliriz.<text:line-break/></text:p>
      <text:p text:style-name="P208"><draw:frame text:anchor-type="paragraph" draw:z-index="1" draw:name="Metin Çerçevesi 2" draw:style-name="gr4" draw:text-style-name="P244" svg:width="15.029cm" svg:height="0.708cm" svg:x="0.182cm" svg:y="0.065cm"><draw:text-box><text:p text:style-name="P243"><text:span text:style-name="T137">cal -y</text:span></text:p></draw:text-box></draw:frame><text:line-break/></text:p>
      <text:p text:style-name="P208"/>
      <text:p text:style-name="P209">2018 yılı için takvimi getirmek istersek</text:p>
      <text:p text:style-name="P209"/>
      <text:p text:style-name="P209"><draw:frame text:anchor-type="paragraph" draw:z-index="2" draw:name="Metin Çerçevesi 3" draw:style-name="gr4" draw:text-style-name="P244" svg:width="15.029cm" svg:height="0.708cm" svg:x="0.182cm" svg:y="0.065cm"><draw:text-box><text:p text:style-name="P243"><text:span text:style-name="T137">cal 2018</text:span></text:p></draw:text-box></draw:frame></text:p>
      <text:p text:style-name="P208"/>
      <text:p text:style-name="P208"/>
      <text:p text:style-name="P210">Mevcut tarihi almak için “<text:span text:style-name="T11">date</text:span>” komutu kullanılır.</text:p>
      <text:p text:style-name="P210"/>
      <text:p text:style-name="P210"><text:line-break/><text:span text:style-name="T43">History</text:span></text:p>
      <text:p text:style-name="P210"><text:span text:style-name="T43"/></text:p>
      <text:p text:style-name="P1"><text:span text:style-name="T46">“</text:span><text:span text:style-name="T12">history</text:span><text:span text:style-name="T46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44" svg:width="15.029cm" svg:height="0.708cm" svg:x="0.182cm" svg:y="0.065cm"><draw:text-box><text:p text:style-name="P243"><text:span text:style-name="T137">history -c</text:span></text:p></draw:text-box></draw:frame><text:line-break/></text:p>
      <text:p text:style-name="P3"/>
      <text:p text:style-name="P211">Komut Yapısı</text:p>
      <text:p text:style-name="P211"/>
      <text:p text:style-name="P5"><draw:frame text:anchor-type="paragraph" draw:z-index="5" draw:name="Metin Çerçevesi 5" draw:style-name="gr4" draw:text-style-name="P244" svg:width="15.029cm" svg:height="0.708cm" svg:x="0.182cm" svg:y="0.065cm"><draw:text-box><text:p text:style-name="P243"><text:span text:style-name="T137">komut_adi secenek girdi</text:span></text:p></draw:text-box></draw:frame></text:p>
      <text:p text:style-name="P5"/>
      <text:p text:style-name="P6"/>
      <text:list text:style-name="L1">
        <text:list-item>
          <text:p text:style-name="P231">Seçenekler - ile yazılır.</text:p>
        </text:list-item>
        <text:list-item>
          <text:p text:style-name="P231">Seçeneklerin uzun hali ile yazılışında <text:s/>-- kullanılır.</text:p>
        </text:list-item>
        <text:list-item>
          <text:p text:style-name="P231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44" svg:width="15.029cm" svg:height="0.708cm" svg:x="0.182cm" svg:y="0.065cm"><draw:text-box><text:p text:style-name="P243"><text:span text:style-name="T137">date -u</text:span></text:p></draw:text-box></draw:frame></text:p>
      <text:p text:style-name="P6"/>
      <text:p text:style-name="P6"><draw:frame text:anchor-type="paragraph" draw:z-index="11" draw:name="Metin Çerçevesi 9" draw:style-name="gr4" draw:text-style-name="P244" svg:width="15.029cm" svg:height="0.708cm" svg:x="0.182cm" svg:y="0.065cm"><draw:text-box><text:p text:style-name="P243"><text:span text:style-name="T137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44" svg:width="15.029cm" svg:height="0.708cm" svg:x="0.182cm" svg:y="0.065cm"><draw:text-box><text:p text:style-name="P243"><text:span text:style-name="T137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44" svg:width="15.029cm" svg:height="0.708cm" svg:x="0.182cm" svg:y="0.065cm"><draw:text-box><text:p text:style-name="P243"><text:span text:style-name="T137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7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44" svg:width="15.029cm" svg:height="0.708cm" svg:x="0.182cm" svg:y="0.065cm"><draw:text-box><text:p text:style-name="P243"><text:span text:style-name="T137">which date</text:span></text:p></draw:text-box></draw:frame></text:p>
      <text:p text:style-name="P7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44" svg:width="15.029cm" svg:height="0.708cm" svg:x="0.182cm" svg:y="0.065cm"><draw:text-box><text:p text:style-name="P243"><text:span text:style-name="T137">which call echo cd</text:span></text:p></draw:text-box></draw:frame><text:line-break/><text:line-break/></text:p>
      <text:p text:style-name="P8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oft-page-break/><text:span text:style-name="T44">MAN PAGES</text:span></text:p>
      <text:p text:style-name="P7"><text:span text:style-name="T44"/></text:p>
      <text:p text:style-name="P9">Linux içerisindeki kodları ezberlememize gerek yoktur. Linux komutların ne işe yaradığını gösteren bir mekanizma sağlar. <text:span text:style-name="T48">(</text:span><text:a xlink:type="simple" xlink:href="https://www.man7.org/linux/man-pages/index.html" text:style-name="Internet_20_link" text:visited-style-name="Visited_20_Internet_20_Link"><text:span text:style-name="Citation"><text:span text:style-name="T48">https://www.man7.org/linux/man-pages/index.html</text:span></text:span></text:a><text:span text:style-name="T48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9">ile </text:span><text:span text:style-name="T50">alakalı</text:span><text:span text:style-name="T49"> komutlara</text:span> bakmak istersek <text:span text:style-name="T52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44" svg:width="15.029cm" svg:height="0.708cm" svg:x="0.182cm" svg:y="0.065cm"><draw:text-box><text:p text:style-name="P243"><text:span text:style-name="T137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44" svg:width="15.029cm" svg:height="0.708cm" svg:x="0.182cm" svg:y="0.065cm"><draw:text-box><text:p text:style-name="P243"><text:span text:style-name="T137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51">Yukarıda dikkat edilmesi gereken bir diğer nokta</text:span><text:span text:style-name="T13"> [ ] </text:span><text:span text:style-name="T51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44" svg:width="15.029cm" svg:height="0.708cm" svg:x="0.182cm" svg:y="-0.268cm"><draw:text-box><text:p text:style-name="P243"><text:span text:style-name="T137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44" svg:width="15.029cm" svg:height="0.708cm" svg:x="0.182cm" svg:y="-0.268cm"><draw:text-box><text:p text:style-name="P243"><text:span text:style-name="T137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44" svg:width="15.029cm" svg:height="0.708cm" svg:x="0.182cm" svg:y="-0.268cm"><draw:text-box><text:p text:style-name="P243"><text:span text:style-name="T137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44" svg:width="15.029cm" svg:height="0.708cm" svg:x="0.182cm" svg:y="-0.268cm"><draw:text-box><text:p text:style-name="P243"><text:span text:style-name="T137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53">Burada görüyoruz ki “</text:span><text:span text:style-name="T14">ls</text:span><text:span text:style-name="T53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44" svg:width="15.029cm" svg:height="0.708cm" svg:x="0.182cm" svg:y="-0.268cm"><draw:text-box><text:p text:style-name="P243"><text:span text:style-name="T137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44" svg:width="15.029cm" svg:height="0.708cm" svg:x="0.182cm" svg:y="-0.268cm"><draw:text-box><text:p text:style-name="P243"><text:span text:style-name="T137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44" svg:width="15.029cm" svg:height="0.708cm" svg:x="0.182cm" svg:y="-0.268cm"><draw:text-box><text:p text:style-name="P243"><text:span text:style-name="T137">ls -l</text:span></text:p></draw:text-box></draw:frame></text:p>
      <text:p text:style-name="P18"/>
      <text:p text:style-name="P18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54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45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32">Standard Input --&gt; 0</text:p>
          <text:p text:style-name="P232"/>
        </text:list-item>
        <text:list-item>
          <text:p text:style-name="P232">Standard Output --&gt; 1</text:p>
        </text:list-item>
      </text:list>
      <text:p text:style-name="P24"/>
      <text:list text:continue-numbering="true" text:style-name="L2">
        <text:list-item>
          <text:p text:style-name="P232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44" svg:width="15.029cm" svg:height="0.708cm" svg:x="0.182cm" svg:y="-0.268cm"><draw:text-box><text:p text:style-name="P243"><text:span text:style-name="T137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9">Komut Yönlendirme </text:span><text:span text:style-name="T11">(</text:span><text:span text:style-name="T39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44" svg:width="15.029cm" svg:height="0.708cm" svg:x="0.182cm" svg:y="-0.268cm"><draw:text-box><text:p text:style-name="P243"><text:span text:style-name="T137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55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44" svg:width="15.029cm" svg:height="0.708cm" svg:x="0.182cm" svg:y="-0.268cm"><draw:text-box><text:p text:style-name="P243"><text:span text:style-name="T137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44" svg:width="15.029cm" svg:height="0.708cm" svg:x="0.182cm" svg:y="-0.268cm"><draw:text-box><text:p text:style-name="P243"><text:span text:style-name="T137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44" svg:width="15.029cm" svg:height="0.708cm" svg:x="0.182cm" svg:y="-0.268cm"><draw:text-box><text:p text:style-name="P243"><text:span text:style-name="T137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44" svg:width="15.029cm" svg:height="0.708cm" svg:x="0.182cm" svg:y="-0.268cm"><draw:text-box><text:p text:style-name="P243"><text:span text:style-name="T137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56">verileri</text:span> bu şekilde okuyabiliyoruz.</text:p>
      <text:p text:style-name="P31"/>
      <text:p text:style-name="P32">Buradan “<text:span text:style-name="T15">cat</text:span>” <text:span text:style-name="T57">komutu ile</text:span> aldığımız verileri “<text:span text:style-name="T11">hello.txt</text:span>” isimli dosyaya yazdır<text:span text:style-name="T58">alım. Eğer bir hata olursa da “</text:span><text:span text:style-name="T16">error.txt</text:span><text:span text:style-name="T58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44" svg:width="15.029cm" svg:height="0.708cm" svg:x="0.182cm" svg:y="-0.268cm"><draw:text-box><text:p text:style-name="P243"><text:span text:style-name="T137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9">Komut Birleştirme</text:span> <text:span text:style-name="T39">(Piping)</text:span></text:p>
      <text:p text:style-name="P36"><text:span text:style-name="T39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9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44" svg:width="15.029cm" svg:height="0.708cm" svg:x="0.182cm" svg:y="-0.268cm"><draw:text-box><text:p text:style-name="P243"><text:span text:style-name="T137">man cut</text:span></text:p></draw:text-box></draw:frame></text:p>
      <text:p text:style-name="P36"><text:span text:style-name="T39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9"/></text:p>
      <text:p text:style-name="P39">Bu komut aslında bildiğimiz <text:span text:style-name="T59">kopyalama</text:span> komutudur. Yukarıda da ayrıntılı bir şekilde görebiliriz.</text:p>
      <text:p text:style-name="P36"><text:span text:style-name="T39"/></text:p>
      <text:p text:style-name="P4">Bir örnek üzerinden gidecek olursak;</text:p>
      <text:p text:style-name="P4"><draw:frame text:anchor-type="paragraph" draw:z-index="55" draw:name="Metin Çerçevesi 29" draw:style-name="gr4" draw:text-style-name="P244" svg:width="15.029cm" svg:height="0.708cm" svg:x="0.182cm" svg:y="0.176cm"><draw:text-box><text:p text:style-name="P243"><text:span text:style-name="T137">date 1&gt;&gt; date.txt</text:span></text:p></draw:text-box></draw:frame></text:p>
      <text:p text:style-name="P4"/>
      <text:p text:style-name="P36"><text:span text:style-name="T39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44" svg:width="15.029cm" svg:height="0.708cm" svg:x="0.182cm" svg:y="0.452cm"><draw:text-box><text:p text:style-name="P243"><text:span text:style-name="T137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2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44" svg:width="15.029cm" svg:height="0.708cm" svg:x="0.182cm" svg:y="0.452cm"><draw:text-box><text:p text:style-name="P243"><text:span text:style-name="T137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44" svg:width="15.029cm" svg:height="0.708cm" svg:x="0.182cm" svg:y="0.452cm"><draw:text-box><text:p text:style-name="P243"><text:span text:style-name="T137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44" svg:width="15.029cm" svg:height="0.708cm" svg:x="0.182cm" svg:y="0.452cm"><draw:text-box><text:p text:style-name="P243"><text:span text:style-name="T137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2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60">çünkü bizim pipe sürecimize bir veri dönmüyor</text:span>. Bunun için farklı bir çözüm yapacağız.</text:p>
      <text:p text:style-name="P46"/>
      <text:p text:style-name="P46"/>
      <text:p text:style-name="P212">Tee Komutu</text:p>
      <text:p text:style-name="P44"/>
      <text:p text:style-name="P47"><draw:frame draw:style-name="fr2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44" svg:width="15.029cm" svg:height="0.708cm" svg:x="0.182cm" svg:y="0.118cm"><draw:text-box><text:p text:style-name="P243"><text:span text:style-name="T137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44" svg:width="15.029cm" svg:height="0.708cm" svg:x="0.182cm" svg:y="0.118cm"><draw:text-box><text:p text:style-name="P243"><text:span text:style-name="T137">date | tee date_tee.txt | cut -d “ “ -f 1 | tee days.txt | cat</text:span></text:p></draw:text-box></draw:frame></text:p>
      <text:p text:style-name="P49"/>
      <text:p text:style-name="P49"><draw:frame draw:style-name="fr2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13">Xarg Komutu</text:p>
      <text:p text:style-name="P49"/>
      <text:p text:style-name="P49"><draw:frame text:anchor-type="paragraph" draw:z-index="67" draw:name="Metin Çerçevesi 36" draw:style-name="gr4" draw:text-style-name="P244" svg:width="15.029cm" svg:height="0.708cm" svg:x="0.182cm" svg:y="0.118cm"><draw:text-box><text:p text:style-name="P243"><text:span text:style-name="T137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44" svg:width="15.029cm" svg:height="0.708cm" svg:x="0.182cm" svg:y="0.118cm"><draw:text-box><text:p text:style-name="P243"><text:span text:style-name="T137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44" svg:width="15.029cm" svg:height="0.708cm" svg:x="0.182cm" svg:y="0.118cm"><draw:text-box><text:p text:style-name="P243"><text:span text:style-name="T137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44" svg:width="15.029cm" svg:height="0.708cm" svg:x="0.182cm" svg:y="0.118cm"><draw:text-box><text:p text:style-name="P243"><text:span text:style-name="T137">date | xargs echo</text:span></text:p></draw:text-box></draw:frame></text:p>
      <text:p text:style-name="P51"/>
      <text:p text:style-name="P51"><draw:frame draw:style-name="fr2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61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44" svg:width="15.029cm" svg:height="0.708cm" svg:x="0.182cm" svg:y="0.118cm"><draw:text-box><text:p text:style-name="P243"><text:span text:style-name="T137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2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2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44" svg:width="15.029cm" svg:height="0.708cm" svg:x="0.182cm" svg:y="0.118cm"><draw:text-box><text:p text:style-name="P243"><text:span text:style-name="T137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44" svg:width="15.029cm" svg:height="0.708cm" svg:x="0.182cm" svg:y="0.118cm"><draw:text-box><text:p text:style-name="P243"><text:span text:style-name="T137">cat new_file.txt | xargs rm</text:span></text:p></draw:text-box></draw:frame></text:p>
      <text:p text:style-name="P54"/>
      <text:p text:style-name="P54"/>
      <text:p text:style-name="P54"><text:soft-page-break/></text:p>
      <text:p text:style-name="P214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62">n benzerini</text:span> ele alalım.</text:p>
      <text:p text:style-name="P64"/>
      <text:p text:style-name="P64"><draw:frame text:anchor-type="paragraph" draw:z-index="78" draw:name="Metin Çerçevesi 43" draw:style-name="gr4" draw:text-style-name="P244" svg:width="15.029cm" svg:height="0.708cm" svg:x="0.182cm" svg:y="0.118cm"><draw:text-box><text:p text:style-name="P243"><text:span text:style-name="T137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63">e</text:span> bunu<text:span text:style-name="T11"> tarihkaydet </text:span>isimli bir komuta ata<text:span text:style-name="T64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65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44" svg:width="15.029cm" svg:height="0.708cm" svg:x="0.182cm" svg:y="0.118cm"><draw:text-box><text:p text:style-name="P243"><text:span text:style-name="T137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66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15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7">kısmı terminalde işlem yapan kullanıcıyı<text:line-break/><text:line-break/>- <text:s text:c="2"/>@ ifadesinden sonra gelen “</text:span><text:span text:style-name="T17">usrht-VirtualBox</text:span><text:span text:style-name="T67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9">- <text:s text:c="2"/>Aslında bu tilda ifadesi </text:span><text:span text:style-name="T18">/home/usrht </text:span><text:span text:style-name="T69">ifadesinin yerine geçmektedir. Kök dizindir yani en tepede yer alan klasördür.</text:span><text:span text:style-name="T68"> </text:span><text:span text:style-name="T67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2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70">bize tilda ile gelen ifade gelmektedir.</text:span></text:p>
      <text:p text:style-name="P78"/>
      <text:p text:style-name="P79">“<text:span text:style-name="T11">ls</text:span>” komutu ile ise bu konumdaki klasörleri listeleyebiliriz. <text:span text:style-name="T71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2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7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73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74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75">dosya sahibi</text:span> <text:span text:style-name="T72">kullanıcının bu dosya üzerindeki yetkilerini</text:span></text:p>
      <text:p text:style-name="P86"/>
      <text:list text:style-name="L3">
        <text:list-item>
          <text:p text:style-name="P233">r - read </text:p>
        </text:list-item>
        <text:list-item>
          <text:p text:style-name="P233">w - write</text:p>
        </text:list-item>
        <text:list-item>
          <text:p text:style-name="P233">x - execute</text:p>
        </text:list-item>
      </text:list>
      <text:p text:style-name="P87"/>
      <text:p text:style-name="P88">ikinci olarak gelen<text:span text:style-name="T11"> r-x</text:span> ise dosya sahibi olan grubun <text:span text:style-name="T76">yetkilerini</text:span></text:p>
      <text:p text:style-name="P95"/>
      <text:list text:style-name="L4">
        <text:list-item>
          <text:p text:style-name="P234">r - read</text:p>
        </text:list-item>
        <text:list-item>
          <text:p text:style-name="P234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35">r - read</text:p>
        </text:list-item>
        <text:list-item>
          <text:p text:style-name="P235">x - execute</text:p>
        </text:list-item>
      </text:list>
      <text:p text:style-name="P96"/>
      <text:p text:style-name="P96"/>
      <text:p text:style-name="P216">cd Komutu</text:p>
      <text:p text:style-name="P216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2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16"/>
      <text:p text:style-name="P216"/>
      <text:p text:style-name="P216"/>
      <text:p text:style-name="P216"><draw:frame draw:style-name="fr2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16"/>
      <text:p text:style-name="P216"/>
      <text:p text:style-name="P216"/>
      <text:p text:style-name="P216"/>
      <text:p text:style-name="P216"/>
      <text:p text:style-name="P101"><text:soft-page-break/>Bildiğimiz üzere “<text:span text:style-name="T78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9">Bir klasör geri gitmek istersek tanıdık bir kullanım olan iki nokta ile bunu yaparız.</text:span></text:p>
      <text:p text:style-name="P101"><draw:frame draw:style-name="fr2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216"/>
      <text:p text:style-name="P216"/>
      <text:p text:style-name="P216"/>
      <text:p text:style-name="P216"/>
      <text:p text:style-name="P216"/>
      <text:p text:style-name="P98"><text:span text:style-name="T80">Eğer ki 2 önceki klasör gitmek istersek;<text:line-break/><text:line-break/></text:span><draw:frame draw:style-name="fr2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16"/>
      <text:p text:style-name="P216"/>
      <text:p text:style-name="P216"/>
      <text:p text:style-name="P216"/>
      <text:p text:style-name="P216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217">WILDCARD</text:p>
      <text:p text:style-name="P217"/>
      <text:p text:style-name="P104">Arama yaparken kalıp olarak benzer isim taşıyan <text:span text:style-name="T81">dosya ve </text:span>klasörleri <text:span text:style-name="T81">tek bir komut ile bulma, silme ve diğer işlemlerde kullanmaya fayda sağlayan karakterlerdir.</text:span></text:p>
      <text:p text:style-name="P105"/>
      <text:p text:style-name="P105">Eğer 3 ayrı klasörün altında dosyaları <text:span text:style-name="T82">veya bulunduğum klasörün altındaki dosyaları listelemek istersem;</text:span></text:p>
      <text:p text:style-name="P105"><draw:frame draw:style-name="fr2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83">*</text:span>” ifadesi kullanılırsa bu klasörün altındaki herşey anlamına gelir.</text:p>
      <text:p text:style-name="P105"/>
      <text:p text:style-name="P105"><draw:frame draw:style-name="fr2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84">klasörleri</text:span> listelemek istersek;</text:p>
      <text:p text:style-name="P107"><draw:frame draw:style-name="fr2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86">arada </text:span><text:span text:style-name="T87">tek harfli</text:span><text:span text:style-name="T86"> bilinmeyen olup</text:span> <text:span text:style-name="T85">ve devamında “</text:span><text:span text:style-name="T21">.txt</text:span><text:span text:style-name="T85">”</text:span> ile biten olursa;</text:p>
      <text:p text:style-name="P108"><draw:frame draw:style-name="fr2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9">A-Z arası</text:span> büyük harf olmasını <text:span text:style-name="T88">ve devamında “</text:span><text:span text:style-name="T22">.txt</text:span><text:span text:style-name="T88">” </text:span><text:span text:style-name="T90">ile bitmesini</text:span> istersek;</text:p>
      <text:p text:style-name="P109"><draw:frame draw:style-name="fr2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2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218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44" svg:width="15.029cm" svg:height="0.708cm" svg:x="0.182cm" svg:y="0.118cm"><draw:text-box><text:p text:style-name="P243"><text:span text:style-name="T137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91">dosya</text:span> oluşturmak istersek;</text:p>
      <text:p text:style-name="P114"/>
      <text:p text:style-name="P114"><draw:frame text:anchor-type="paragraph" draw:z-index="102" draw:name="Metin Çerçevesi 46" draw:style-name="gr4" draw:text-style-name="P244" svg:width="15.029cm" svg:height="0.708cm" svg:x="0.182cm" svg:y="0.118cm"><draw:text-box><text:p text:style-name="P243"><text:span text:style-name="T137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44" svg:width="15.029cm" svg:height="0.708cm" svg:x="0.076cm" svg:y="0.055cm"><draw:text-box><text:p text:style-name="P243"><text:span text:style-name="T137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44" svg:width="15.029cm" svg:height="0.708cm" svg:x="0.076cm" svg:y="0.055cm"><draw:text-box><text:p text:style-name="P243"><text:span text:style-name="T137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44" svg:width="15.029cm" svg:height="0.708cm" svg:x="0.076cm" svg:y="0.055cm"><draw:text-box><text:p text:style-name="P243"><text:span text:style-name="T137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44" svg:width="15.029cm" svg:height="0.708cm" svg:x="0.076cm" svg:y="0.055cm"><draw:text-box><text:p text:style-name="P243"><text:span text:style-name="T137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92">(parent)</text:span> opsiyonunu ekliyoruz.</text:p>
      <text:p text:style-name="P122"/>
      <text:p text:style-name="P122"><draw:frame text:anchor-type="paragraph" draw:z-index="108" draw:name="Metin Çerçevesi 51" draw:style-name="gr4" draw:text-style-name="P244" svg:width="15.029cm" svg:height="0.708cm" svg:x="0.076cm" svg:y="0.055cm"><draw:text-box><text:p text:style-name="P243"><text:span text:style-name="T137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44" svg:width="15.029cm" svg:height="0.708cm" svg:x="0.182cm" svg:y="0.06cm"><draw:text-box><text:p text:style-name="P243"><text:span text:style-name="T137">mkdir -pv folder3/folder2/folder1</text:span></text:p></draw:text-box></draw:frame></text:p>
      <text:p text:style-name="P124"/>
      <text:p text:style-name="P124"><draw:frame draw:style-name="fr2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93">belirlediğimiz yıllar ve onlara göre</text:span> tüm aylar için alt klasör oluşturursak;</text:p>
      <text:p text:style-name="P125"/>
      <text:p text:style-name="P125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244" svg:width="17.985cm" svg:height="1.033cm" svg:x="0.076cm" svg:y="0.055cm"><draw:text-box><text:p text:style-name="P243"><text:span text:style-name="T137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94">1</text:span>’d<text:span text:style-name="T94">e</text:span>n 100’e kadar gitsin istersek;</text:p>
      <text:p text:style-name="P128"/>
      <text:p text:style-name="P226"><draw:frame text:anchor-type="paragraph" draw:z-index="114" draw:name="Metin Çerçevesi 54" draw:style-name="gr3" draw:text-style-name="P244" svg:width="17.985cm" svg:height="1.033cm" svg:x="0.076cm" svg:y="0.055cm"><draw:text-box><text:p text:style-name="P243"><text:span text:style-name="T137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219">Dosya Silme</text:p>
      <text:p text:style-name="P128"/>
      <text:p text:style-name="P124">“<text:span text:style-name="T24">rm</text:span>” <text:span text:style-name="T95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244" svg:width="17.985cm" svg:height="1.033cm" svg:x="0.076cm" svg:y="0.055cm"><draw:text-box><text:p text:style-name="P243"><text:span text:style-name="T137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244" svg:width="17.985cm" svg:height="1.033cm" svg:x="0.076cm" svg:y="0.055cm"><draw:text-box><text:p text:style-name="P243"><text:span text:style-name="T137">rm *2*</text:span></text:p></draw:text-box></draw:frame></text:p>
      <text:p text:style-name="P124"/>
      <text:p text:style-name="P124"/>
      <text:p text:style-name="P130">file ile başlayıp 0 ile 9 arasında bir rakam ile biten <text:span text:style-name="T96">txt</text:span> dosyaları<text:span text:style-name="T96">nı</text:span> silmek istersek;</text:p>
      <text:p text:style-name="P130"/>
      <text:p text:style-name="P130"><draw:frame text:anchor-type="paragraph" draw:z-index="117" draw:name="Metin Çerçevesi 57" draw:style-name="gr3" draw:text-style-name="P244" svg:width="17.985cm" svg:height="1.033cm" svg:x="0.076cm" svg:y="0.055cm"><draw:text-box><text:p text:style-name="P243"><text:span text:style-name="T137">rm file[0-9].txt</text:span></text:p></draw:text-box></draw:frame></text:p>
      <text:p text:style-name="P124"/>
      <text:p text:style-name="P124"/>
      <text:p text:style-name="P124"/>
      <text:p text:style-name="P220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244" svg:width="17.985cm" svg:height="1.033cm" svg:x="0.076cm" svg:y="0.055cm"><draw:text-box><text:p text:style-name="P243"><text:span text:style-name="T137">rm project</text:span></text:p></draw:text-box></draw:frame></text:p>
      <text:p text:style-name="P124"/>
      <text:p text:style-name="P124"><draw:frame draw:style-name="fr2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244" svg:width="17.985cm" svg:height="1.033cm" svg:x="0.076cm" svg:y="0.055cm"><draw:text-box><text:p text:style-name="P243"><text:span text:style-name="T137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244" svg:width="17.985cm" svg:height="1.033cm" svg:x="0.076cm" svg:y="0.055cm"><draw:text-box><text:p text:style-name="P243"><text:span text:style-name="T137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7">” opsiyonuyla kullanırken dikkat olmak gerekir. Çünkü geri dönüşüm kutusuna atmadan direkt olarak silme işlemini yapar.</text:span></text:p>
      <text:p text:style-name="P136"/>
      <text:p text:style-name="P137">Silme işleminde <text:span text:style-name="T97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2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21"><text:soft-page-break/>Kopyalama İşlemleri</text:p>
      <text:p text:style-name="P138"/>
      <text:p text:style-name="P139">“<text:span text:style-name="T26">cp</text:span>” <text:span text:style-name="T98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244" svg:width="17.985cm" svg:height="1.033cm" svg:x="0.076cm" svg:y="0.055cm"><draw:text-box><text:p text:style-name="P243"><text:span text:style-name="T137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244" svg:width="17.985cm" svg:height="1.033cm" svg:x="0.076cm" svg:y="0.055cm"><draw:text-box><text:p text:style-name="P243"><text:span text:style-name="T137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244" svg:width="17.985cm" svg:height="1.033cm" svg:x="0.076cm" svg:y="0.055cm"><draw:text-box><text:p text:style-name="P243"><text:span text:style-name="T137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244" svg:width="17.985cm" svg:height="1.033cm" svg:x="0.076cm" svg:y="0.055cm"><draw:text-box><text:p text:style-name="P243"><text:span text:style-name="T137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244" svg:width="17.985cm" svg:height="1.033cm" svg:x="0.076cm" svg:y="0.055cm"><draw:text-box><text:p text:style-name="P243"><text:span text:style-name="T137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244" svg:width="17.985cm" svg:height="1.033cm" svg:x="0.076cm" svg:y="0.055cm"><draw:text-box><text:p text:style-name="P243"><text:span text:style-name="T137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244" svg:width="17.985cm" svg:height="1.033cm" svg:x="0.076cm" svg:y="0.055cm"><draw:text-box><text:p text:style-name="P243"><text:span text:style-name="T137">mkdir -p folder1/folder2</text:span><text:span text:style-name="T137"><text:line-break/></text:span><text:span text:style-name="T137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9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244" svg:width="17.985cm" svg:height="1.033cm" svg:x="0.076cm" svg:y="0.055cm"><draw:text-box><text:p text:style-name="P243"><text:span text:style-name="T137">cp folder1 hedef/</text:span></text:p></draw:text-box></draw:frame></text:p>
      <text:p text:style-name="P137"/>
      <text:p text:style-name="P137"><draw:frame draw:style-name="fr2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244" svg:width="17.985cm" svg:height="1.033cm" svg:x="0.076cm" svg:y="0.055cm"><draw:text-box><text:p text:style-name="P243"><text:span text:style-name="T137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222">Taşıma ve Yeniden Adlandırma</text:p>
      <text:p text:style-name="P222"/>
      <text:p text:style-name="P151">Taşıma işlemi için “<text:span text:style-name="T11">mv</text:span>” komutu kullanılır.</text:p>
      <text:p text:style-name="P222"/>
      <text:p text:style-name="P222"><draw:frame text:anchor-type="paragraph" draw:z-index="133" draw:name="Metin Çerçevesi 70" draw:style-name="gr3" draw:text-style-name="P244" svg:width="17.985cm" svg:height="1.033cm" svg:x="0.076cm" svg:y="0.055cm"><draw:text-box><text:p text:style-name="P243"><text:span text:style-name="T137">touch file1.txt</text:span></text:p><text:p text:style-name="P243"><text:span text:style-name="T137">mv file1.txt file_one.txt</text:span></text:p></draw:text-box></draw:frame></text:p>
      <text:p text:style-name="P222"/>
      <text:p text:style-name="P222"/>
      <text:p text:style-name="P152">Yukarı<text:span text:style-name="T100">daki komutlar çalıştırılırsa önce</text:span><text:span text:style-name="T27"> file1.txt</text:span><text:span text:style-name="T100"> dosyası oluştulur. Daha sonra ise aynı konumda</text:span><text:span text:style-name="T27"> file1.txt</text:span><text:span text:style-name="T100"> dosyası </text:span><text:span text:style-name="T27">file_one.txt</text:span><text:span text:style-name="T100"> ismiyle yer değişir. Yani </text:span><text:span text:style-name="T27">file1.txt</text:span><text:span text:style-name="T100"> dosyası silinip</text:span><text:span text:style-name="T27"> file_one.txt </text:span><text:span text:style-name="T100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244" svg:width="17.985cm" svg:height="1.033cm" svg:x="0.076cm" svg:y="0.055cm"><draw:text-box><text:p text:style-name="P243"><text:span text:style-name="T137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44" svg:width="17.985cm" svg:height="0.825cm" svg:x="0.076cm" svg:y="0.055cm"><draw:text-box><text:p text:style-name="P243"><text:span text:style-name="T137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101"> klasörü oluşturalım.</text:span></text:p>
      <text:p text:style-name="P156"><text:span text:style-name="T101">Bu klasörün altında </text:span><text:span text:style-name="T28">folder1</text:span><text:span text:style-name="T101"> isimli bir klasör daha oluşturalım.</text:span></text:p>
      <text:p text:style-name="P156"><text:span text:style-name="T28">Folder1</text:span><text:span text:style-name="T101"> klasörü içinde </text:span>10 adet <text:span text:style-name="T28">file</text:span><text:span text:style-name="T101"> ile başlayan</text:span> dosya oluşturalım </text:p>
      <text:p text:style-name="P156"/>
      <text:p text:style-name="P156">ve <text:span text:style-name="T101">bu </text:span><text:span text:style-name="T28">new_folder</text:span><text:span text:style-name="T101"> klasörünü</text:span> farklı <text:span text:style-name="T101">isimle</text:span> aynı yere kaydedelim.</text:p>
      <text:p text:style-name="P155"/>
      <text:p text:style-name="P155"><draw:frame text:anchor-type="paragraph" draw:z-index="136" draw:name="Metin Çerçevesi 73" draw:style-name="gr2" draw:text-style-name="P244" svg:width="17.985cm" svg:height="1.671cm" svg:x="0.076cm" svg:y="0.055cm"><draw:text-box><text:p text:style-name="P243"><text:span text:style-name="T137">mkdir -p new_folder/folder1</text:span></text:p><text:p text:style-name="P243"><text:span text:style-name="T137">touch new_folder/folder1/file{1..10}.txt</text:span></text:p><text:p text:style-name="P243"><text:span text:style-name="T137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44" svg:width="17.985cm" svg:height="0.825cm" svg:x="0.076cm" svg:y="0.055cm"><draw:text-box><text:p text:style-name="P243"><text:span text:style-name="T137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23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44" svg:width="17.985cm" svg:height="0.825cm" svg:x="0.076cm" svg:y="0.055cm"><draw:text-box><text:p text:style-name="P243"><text:span text:style-name="T137">nano test.txt</text:span></text:p></draw:text-box></draw:frame></text:p>
      <text:p text:style-name="P159"/>
      <text:p text:style-name="P159"/>
      <text:p text:style-name="P159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2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2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203"><text:soft-page-break/>CTRL + R <text:span text:style-name="T102">ile</text:span> date.txt <text:span text:style-name="T102">isimli dosyadan okuma yapmak istersek;</text:span></text:p>
      <text:p text:style-name="P159"/>
      <text:p text:style-name="P159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2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07">Burada </text:span><text:span text:style-name="T29">ALT + C</text:span><text:span text:style-name="T107"> yaparsak Case-sensitive seçeneğini de aramaya eklemiş oluruz.</text:span></text:p>
      <text:p text:style-name="P164"/>
      <text:p text:style-name="P164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08">uzantısını</text:span><text:span text:style-name="T30"> .py </text:span><text:span text:style-name="T108">yaparız.</text:span></text:p>
      <text:p text:style-name="P159"/>
      <text:p text:style-name="P159"><draw:frame text:anchor-type="paragraph" draw:z-index="145" draw:name="Metin Çerçevesi 76" draw:style-name="gr1" draw:text-style-name="P244" svg:width="17.985cm" svg:height="0.825cm" svg:x="0.076cm" svg:y="0.055cm"><draw:text-box><text:p text:style-name="P243"><text:span text:style-name="T137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09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10">Bunu çok yoğun dosyalarda spesifik bir yeri başka birinin bulabilmesi için </text:span><text:span text:style-name="T111">kullanabiliriz</text:span><text:span text:style-name="T110">.</text:span></text:p>
      <text:p text:style-name="P169"><draw:frame draw:style-name="fr2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12">ni</text:span> girerek o noktaya gidebiliriz.</text:p>
      <text:p text:style-name="P171"/>
      <text:p text:style-name="P204">M-U <text:span text:style-name="T113">(ALT + U)</text:span> <text:span text:style-name="T102">ile ise yaptığımız bir işlem için undo (geri alma) işlemi yapabiliri</text:span><text:span text:style-name="T103">z</text:span><text:span text:style-name="T102">. </text:span><text:span text:style-name="T105">Geri alınan işlemi tekrar yapmak</text:span><text:span text:style-name="T104"> istersek </text:span><text:span text:style-name="T113">M-</text:span><text:span text:style-name="T115">E</text:span><text:span text:style-name="T113"> </text:span><text:span text:style-name="T114">(ALT + </text:span><text:span text:style-name="T115">E</text:span><text:span text:style-name="T114">)</text:span><text:span text:style-name="T104"> kullanılır.</text:span></text:p>
      <text:p text:style-name="P204"><text:span text:style-name="T104"/></text:p>
      <text:p text:style-name="P205"><text:span text:style-name="T113">M-</text:span>A (ALT + A) <text:span text:style-name="T102">ile ise highlight işlemi uygulanır. </text:span><text:span text:style-name="T106">Mesela highlight edilen bu kısım </text:span><text:span text:style-name="T116">M-6 (ALT + 6) </text:span><text:span text:style-name="T106">ile kopyalanıp </text:span><text:span text:style-name="T116">CTRL + U</text:span><text:span text:style-name="T106"> ile yapıştırılabilir.</text:span></text:p>
      <text:p text:style-name="P205"><text:span text:style-name="T106"/></text:p>
      <text:p text:style-name="P205"><text:span text:style-name="T106"/></text:p>
      <text:p text:style-name="P224"><text:span text:style-name="T116">L</text:span>ocate Komutu</text:p>
      <text:p text:style-name="P205"><text:span text:style-name="T102"/></text:p>
      <text:p text:style-name="P180">Sistem üzerinde yer alan dosyaları arama, dosyaların hangi klasör içerisinde bulunduğunu bulmamızı sağlar.</text:p>
      <text:p text:style-name="P206"><text:span text:style-name="T102"/></text:p>
      <text:p text:style-name="P207"><text:span text:style-name="T102">Eğer yüklü değilse ilk olarak </text:span>plocate<text:span text:style-name="T102"> paketini yüklüyoruz.</text:span></text:p>
      <text:p text:style-name="P207"><text:span text:style-name="T102"/></text:p>
      <text:p text:style-name="P207"><draw:frame text:anchor-type="paragraph" draw:z-index="147" draw:name="Metin Çerçevesi 77" draw:style-name="gr1" draw:text-style-name="P244" svg:width="17.985cm" svg:height="0.825cm" svg:x="0.076cm" svg:y="0.055cm"><draw:text-box><text:p text:style-name="P243"><text:span text:style-name="T137">sudo apt install plocate</text:span></text:p></draw:text-box></draw:frame><text:span text:style-name="T102"/></text:p>
      <text:p text:style-name="P181"><text:s/></text:p>
      <text:p text:style-name="P159"/>
      <text:p text:style-name="P159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2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17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44" svg:width="17.985cm" svg:height="0.825cm" svg:x="0.076cm" svg:y="0.055cm"><draw:text-box><text:p text:style-name="P243"><text:span text:style-name="T137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19">dosyayı bulmak </text:span><text:span text:style-name="T120">istediğimizde</text:span> sonraki günü mü beklememiz gerekiyor <text:span text:style-name="T118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21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44" svg:width="17.985cm" svg:height="0.825cm" svg:x="0.076cm" svg:y="0.055cm"><draw:text-box><text:p text:style-name="P243"><text:span text:style-name="T137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44" svg:width="17.985cm" svg:height="0.825cm" svg:x="0.076cm" svg:y="0.055cm"><draw:text-box><text:p text:style-name="P243"><text:span text:style-name="T137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44" svg:width="17.985cm" svg:height="0.825cm" svg:x="0.076cm" svg:y="0.055cm"><draw:text-box><text:p text:style-name="P243"><text:span text:style-name="T137">locate –limit 10 *.conf</text:span></text:p></draw:text-box></draw:frame></text:p>
      <text:p text:style-name="P177"/>
      <text:p text:style-name="P177"/>
      <text:p text:style-name="P182">Yukarıda da belirttiğimiz üzere günlük olarak locate DB içerisinde dosya bilgileri tutuluyordu ve günlük olarak yenileniyordu. Ancak burada yeni dosya eklenmesi durumu için bir çözüme ihtiyacımız var <text:span text:style-name="T122">çünkü yeni dosya eklenmesi halinde bir sonraki günü beklememiz gerekir “</text:span><text:span text:style-name="T32">locate</text:span><text:span text:style-name="T122">” ile ulaşabilmek için.</text:span></text:p>
      <text:p text:style-name="P182"/>
      <text:p text:style-name="P182"/>
      <text:p text:style-name="P183">Burada “<text:span text:style-name="T11">locate</text:span>” komutunu çalıştırmadan önce aşağıdaki güncelleme komutunu çalıştırırsak bu sorunu çözmüş oluruz.</text:p>
      <text:p text:style-name="P183"/>
      <text:p text:style-name="P183"><draw:frame text:anchor-type="paragraph" draw:z-index="154" draw:name="Metin Çerçevesi 82" draw:style-name="gr1" draw:text-style-name="P244" svg:width="17.985cm" svg:height="0.825cm" svg:x="0.076cm" svg:y="0.055cm"><draw:text-box><text:p text:style-name="P243"><text:span text:style-name="T137">sudo updatedb</text:span></text:p></draw:text-box></draw:frame></text:p>
      <text:p text:style-name="P183"/>
      <text:p text:style-name="P183"><draw:frame draw:style-name="fr2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list text:style-name="L5">
        <text:list-item>
          <text:p text:style-name="P236">Yukarıda ilk olarak “new_file_locate.txt” isminde dosya oluştururuz. </text:p>
        </text:list-item>
        <text:list-item>
          <text:p text:style-name="P236">Daha sonra “<text:span text:style-name="T11">locate</text:span>” komutunu çalıştırınca herhangi bir sonuç elde etmeyiz.</text:p>
        </text:list-item>
        <text:list-item>
          <text:p text:style-name="P236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184"/>
      <text:p text:style-name="P184"/>
      <text:p text:style-name="P225">Find Komutu</text:p>
      <text:p text:style-name="P183"/>
      <text:p text:style-name="P185"><text:span text:style-name="T126">Dosya </text:span><text:span text:style-name="T127">ve klasör</text:span><text:span text:style-name="T126"> arama yapmamızı sağlar. </text:span>Herhangi bir parametre girmememiz durumunda bulunduğumuz konum <text:span text:style-name="T124">altındaki</text:span> <text:span text:style-name="T123">tüm</text:span> dosya ve klasörleri listelemeye yarar. </text:p>
      <text:p text:style-name="P183"/>
      <text:p text:style-name="P186">Eğer sadece <text:span text:style-name="T33">hedef</text:span> klasörü altındakileri almak istersem;</text:p>
      <text:p text:style-name="P183"/>
      <text:p text:style-name="P183"><draw:frame text:anchor-type="paragraph" draw:z-index="156" draw:name="Metin Çerçevesi 83" draw:style-name="gr1" draw:text-style-name="P244" svg:width="17.985cm" svg:height="0.825cm" svg:x="0.076cm" svg:y="0.055cm"><draw:text-box><text:p text:style-name="P243"><text:span text:style-name="T137">find ./hedef/</text:span></text:p></draw:text-box></draw:frame></text:p>
      <text:p text:style-name="P182"><draw:frame draw:style-name="fr2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7">Eğer maximum 3 klasör alta kadar göstermek istersek;</text:p>
      <text:p text:style-name="P187"/>
      <text:p text:style-name="P187"><draw:frame text:anchor-type="paragraph" draw:z-index="158" draw:name="Metin Çerçevesi 84" draw:style-name="gr1" draw:text-style-name="P244" svg:width="17.985cm" svg:height="0.825cm" svg:x="0.076cm" svg:y="0.055cm"><draw:text-box><text:p text:style-name="P243"><text:span text:style-name="T137">find ./hedef/ -maxdepth 2</text:span></text:p></draw:text-box></draw:frame></text:p>
      <text:p text:style-name="P187"/>
      <text:p text:style-name="P187"><draw:frame draw:style-name="fr2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8">Eğer bu konum altında sadece dosyaları göstermek istersek;</text:p>
      <text:p text:style-name="P187"/>
      <text:p text:style-name="P187"><draw:frame text:anchor-type="paragraph" draw:z-index="160" draw:name="Metin Çerçevesi 85" draw:style-name="gr1" draw:text-style-name="P244" svg:width="17.985cm" svg:height="0.825cm" svg:x="0.076cm" svg:y="0.055cm"><draw:text-box><text:p text:style-name="P243"><text:span text:style-name="T137">find ./hedef/ -type f</text:span></text:p></draw:text-box></draw:frame></text:p>
      <text:p text:style-name="P187"/>
      <text:p text:style-name="P187"/>
      <text:p text:style-name="P189">Sadece klasörleri göstermek istersek;</text:p>
      <text:p text:style-name="P187"/>
      <text:p text:style-name="P187"><draw:frame text:anchor-type="paragraph" draw:z-index="161" draw:name="Metin Çerçevesi 86" draw:style-name="gr1" draw:text-style-name="P244" svg:width="17.985cm" svg:height="0.825cm" svg:x="0.076cm" svg:y="0.055cm"><draw:text-box><text:p text:style-name="P243"><text:span text:style-name="T137">find ./hedef/ -type d</text:span></text:p></draw:text-box></draw:frame></text:p>
      <text:p text:style-name="P187"/>
      <text:p text:style-name="P187"/>
      <text:p text:style-name="P190">İsim ile arama yapmak istersek “<text:span text:style-name="T34">hedef</text:span>” <text:span text:style-name="T125">klasörü altında</text:span>;</text:p>
      <text:p text:style-name="P190"/>
      <text:p text:style-name="P190"><draw:frame text:anchor-type="paragraph" draw:z-index="162" draw:name="Metin Çerçevesi 87" draw:style-name="gr1" draw:text-style-name="P244" svg:width="17.985cm" svg:height="0.825cm" svg:x="0.076cm" svg:y="0.055cm"><draw:text-box><text:p text:style-name="P243"><text:span text:style-name="T137">find ./hedef/ -name “file1.txt”</text:span></text:p></draw:text-box></draw:frame></text:p>
      <text:p text:style-name="P190"/>
      <text:p text:style-name="P190"><draw:frame draw:style-name="fr2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191">Regex kullanarak <text:span text:style-name="T128">tüm dosyaların içinde</text:span> arama yapmak istersek;</text:p>
      <text:p text:style-name="P191"/>
      <text:p text:style-name="P191"><draw:frame draw:style-name="fr2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190"/>
      <text:p text:style-name="P190"/>
      <text:p text:style-name="P190"/>
      <text:p text:style-name="P190"><text:s/></text:p>
      <text:p text:style-name="P190"/>
      <text:p text:style-name="P190"/>
      <text:p text:style-name="P190"/>
      <text:p text:style-name="P192">“file” ile başlayan tüm dosyaları listelemek istersek;</text:p>
      <text:p text:style-name="P192"/>
      <text:p text:style-name="P192"><draw:frame text:anchor-type="paragraph" draw:z-index="165" draw:name="Metin Çerçevesi 88" draw:style-name="gr1" draw:text-style-name="P244" svg:width="17.985cm" svg:height="0.825cm" svg:x="0.076cm" svg:y="0.055cm"><draw:text-box><text:p text:style-name="P243"><text:span text:style-name="T137">find -name “file*” -type f</text:span></text:p></draw:text-box></draw:frame></text:p>
      <text:p text:style-name="P190"/>
      <text:p text:style-name="P190"/>
      <text:p text:style-name="P190"/>
      <text:p text:style-name="P193"><text:soft-page-break/>Dosya boyutuna göre de arama yapılabilir. <text:span text:style-name="T129">100KB altındaki dosyaları listeleyelim.</text:span></text:p>
      <text:p text:style-name="P193"/>
      <text:p text:style-name="P193"><draw:frame text:anchor-type="paragraph" draw:z-index="166" draw:name="Metin Çerçevesi 89" draw:style-name="gr1" draw:text-style-name="P244" svg:width="17.985cm" svg:height="0.825cm" svg:x="0.076cm" svg:y="0.055cm"><draw:text-box><text:p text:style-name="P243"><text:span text:style-name="T137">find / -type f -size -100k</text:span></text:p></draw:text-box></draw:frame></text:p>
      <text:p text:style-name="P193"/>
      <text:p text:style-name="P190"/>
      <text:p text:style-name="P194">100MB’dan büyük dosyaları listelersek;</text:p>
      <text:p text:style-name="P194"/>
      <text:p text:style-name="P194"><draw:frame text:anchor-type="paragraph" draw:z-index="167" draw:name="Metin Çerçevesi 90" draw:style-name="gr1" draw:text-style-name="P244" svg:width="17.985cm" svg:height="0.825cm" svg:x="0.076cm" svg:y="0.055cm"><draw:text-box><text:p text:style-name="P243"><text:span text:style-name="T137">find / -type f -size +100M</text:span></text:p></draw:text-box></draw:frame></text:p>
      <text:p text:style-name="P190"/>
      <text:p text:style-name="P190"/>
      <text:p text:style-name="P195">10MB’dan büyük <text:span text:style-name="T130">20</text:span>MB’dan küçük dosyaları listelersek;</text:p>
      <text:p text:style-name="P190"/>
      <text:p text:style-name="P190"><draw:frame text:anchor-type="paragraph" draw:z-index="168" draw:name="Metin Çerçevesi 91" draw:style-name="gr1" draw:text-style-name="P244" svg:width="17.985cm" svg:height="0.825cm" svg:x="0.076cm" svg:y="0.055cm"><draw:text-box><text:p text:style-name="P243"><text:span text:style-name="T137">find / -type f -size +10M -size -20M</text:span></text:p></draw:text-box></draw:frame></text:p>
      <text:p text:style-name="P190"/>
      <text:p text:style-name="P190"/>
      <text:p text:style-name="P196">Eğer default olarak size opsiyonları arasına bir operatör belirtmezsek AND olarak algılar. OR ile belirtmek istersek “<text:span text:style-name="T11">-</text:span><text:span text:style-name="T35">o</text:span>” <text:span text:style-name="T131">opsiyonu ile belirtiriz.</text:span></text:p>
      <text:p text:style-name="P196"/>
      <text:p text:style-name="P196"><draw:frame text:anchor-type="paragraph" draw:z-index="169" draw:name="Metin Çerçevesi 92" draw:style-name="gr1" draw:text-style-name="P244" svg:width="17.985cm" svg:height="0.825cm" svg:x="0.076cm" svg:y="0.055cm"><draw:text-box><text:p text:style-name="P243"><text:span text:style-name="T137">find / -type f -size +10M -o -size -20M</text:span></text:p></draw:text-box></draw:frame></text:p>
      <text:p text:style-name="P196"/>
      <text:p text:style-name="P196"/>
      <text:p text:style-name="P197">Burada yetki problemi ile karşılaşırsak “sudo” ile çalıştırabiliriz. Tabi burada çok fazla dosya olacak. Bunun yerine dosya sayısını öğrenmek istersek;</text:p>
      <text:p text:style-name="P197"/>
      <text:p text:style-name="P197"><draw:frame text:anchor-type="paragraph" draw:z-index="170" draw:name="Metin Çerçevesi 93" draw:style-name="gr1" draw:text-style-name="P244" svg:width="17.985cm" svg:height="0.825cm" svg:x="0.076cm" svg:y="0.055cm"><draw:text-box><text:p text:style-name="P243"><text:span text:style-name="T137">Sudo find / -type f -size +10M -o -size -20M | wc -l</text:span></text:p></draw:text-box></draw:frame></text:p>
      <text:p text:style-name="P190"/>
      <text:p text:style-name="P190"/>
      <text:p text:style-name="P190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190"/>
      <text:p text:style-name="P198">Bir klasör oluşturalım. 100kB üstü 5MB altı <text:span text:style-name="T132">ve max derinliği 2 olan</text:span> tüm dosyaları bu klasöre kopyalayalım.</text:p>
      <text:p text:style-name="P198"/>
      <text:p text:style-name="P199">İlk olarak dosyaları nasıl buluruz;</text:p>
      <text:p text:style-name="P199"/>
      <text:p text:style-name="P199"><draw:frame draw:style-name="fr1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199"><text:span text:style-name="T11"/></text:p>
      <text:p text:style-name="P199"><text:span text:style-name="T11"/></text:p>
      <text:p text:style-name="P199"><text:span text:style-name="T11"/></text:p>
      <text:p text:style-name="P199"><text:soft-page-break/><text:span text:style-name="T11">Find</text:span> komutu içerisinde “<text:span text:style-name="T11">exec</text:span>” komutu ile bulduğumuz dosyalar üzerinde işlem yapabiliyoruz. <text:span text:style-name="T133">Yine hatırlatma olarak yetki gerektiren dosyalar için bu komutu “</text:span><text:span text:style-name="T36">sudo</text:span><text:span text:style-name="T133">” ile çalıştırırız. Sonda kullanılan “</text:span><text:span text:style-name="T36">\;</text:span><text:span text:style-name="T133">” komutu ile ise komutun bittiğini belirtiriz.</text:span></text:p>
      <text:p text:style-name="P199"/>
      <text:p text:style-name="P199"><draw:frame text:anchor-type="paragraph" draw:z-index="173" draw:name="Metin Çerçevesi 94" draw:style-name="gr1" draw:text-style-name="P244" svg:width="17.985cm" svg:height="0.825cm" svg:x="0.076cm" svg:y="0.055cm"><draw:text-box><text:p text:style-name="P243"><text:span text:style-name="T137">find / -maxdepth 2 -type f -size +100k -size -5M -exec cp {} ~/new_folder/ \;</text:span></text:p></draw:text-box></draw:frame></text:p>
      <text:p text:style-name="P199"/>
      <text:p text:style-name="P199"/>
      <text:p text:style-name="P201"/>
      <text:p text:style-name="P201">Kritik yerlerde bul ve sil gibi bir işlem yapmak istersek problem olabilir.</text:p>
      <text:p text:style-name="P201"/>
      <text:p text:style-name="P201">Burada bul, benden onay al ve sil şeklinde bir yönteme gideriz.<text:line-break/></text:p>
      <text:p text:style-name="P201"><draw:frame text:anchor-type="paragraph" draw:z-index="175" draw:name="Metin Çerçevesi 95" draw:style-name="gr1" draw:text-style-name="P244" svg:width="17.985cm" svg:height="0.825cm" svg:x="0.076cm" svg:y="0.055cm"><draw:text-box><text:p text:style-name="P243"><text:span text:style-name="T137">find / -maxdepth 2 -type f -size +100k -size -5M -ok {} ~/new_folder/ \;</text:span></text:p></draw:text-box></draw:frame></text:p>
      <text:p text:style-name="P201"/>
      <text:p text:style-name="P201"/>
      <text:p text:style-name="P201"><draw:frame draw:style-name="fr1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00"/>
      <text:p text:style-name="P202">Şimdi ise project klasörü ve altında “<text:span text:style-name="T134">folder</text:span>” ön ek ile başlayıp son kısım olarak 1’den 500’e kadar değer alan klasörler ekleyelim. <text:s/><text:span text:style-name="T134">Bu klasörlerin altında da “file” ön ekiyle başlayıp son kısım olarak 1’den 100’e kadar “txt” dosyaları ekleyelim.</text:span></text:p>
      <text:p text:style-name="P202"/>
      <text:p text:style-name="P202"><draw:frame text:anchor-type="paragraph" draw:z-index="176" draw:name="Metin Çerçevesi 96" draw:style-name="gr1" draw:text-style-name="P244" svg:width="17.985cm" svg:height="1.033cm" svg:x="0.076cm" svg:y="0.055cm"><draw:text-box><text:p text:style-name="P243"><text:span text:style-name="T137">mkdir -p project/folder{1..500}</text:span><text:span text:style-name="T137"><text:line-break/></text:span><text:span text:style-name="T137">touch project/folder{1..500}/file{1..100}.txt</text:span></text:p></draw:text-box></draw:frame></text:p>
      <text:p text:style-name="P202"/>
      <text:p text:style-name="P202"/>
      <text:p text:style-name="P202"/>
      <text:p text:style-name="P238">Şimdi ise “<text:span text:style-name="T11">project</text:span>” klasörü içerisinde “<text:span text:style-name="T11">file1.txt</text:span>” dosyalarını arayalım.</text:p>
      <text:p text:style-name="P238"/>
      <text:p text:style-name="P238"><draw:frame text:anchor-type="paragraph" draw:z-index="177" draw:name="Metin Çerçevesi 97" draw:style-name="gr1" draw:text-style-name="P244" svg:width="17.985cm" svg:height="0.825cm" svg:x="0.076cm" svg:y="0.055cm"><draw:text-box><text:p text:style-name="P243"><text:span text:style-name="T137">find project/ -name file1.txt</text:span></text:p></draw:text-box></draw:frame></text:p>
      <text:p text:style-name="P202"/>
      <text:p text:style-name="P202"/>
      <text:p text:style-name="P239">Eğer 1 ile 500 arasında random bir sayı almak istersek “<text:span text:style-name="T11">shuf</text:span>” komutunu kullanabiliriz.</text:p>
      <text:p text:style-name="P239"/>
      <text:p text:style-name="P239"><draw:frame text:anchor-type="paragraph" draw:z-index="178" draw:name="Metin Çerçevesi 98" draw:style-name="gr1" draw:text-style-name="P244" svg:width="17.985cm" svg:height="0.825cm" svg:x="0.076cm" svg:y="0.055cm"><draw:text-box><text:p text:style-name="P243"><text:span text:style-name="T137">shuf -i 1-500 -n 1</text:span></text:p></draw:text-box></draw:frame></text:p>
      <text:p text:style-name="P239"/>
      <text:p text:style-name="P239"><draw:frame draw:style-name="fr2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39"/>
      <text:p text:style-name="P239"/>
      <text:p text:style-name="P239"/>
      <text:p text:style-name="P239"/>
      <text:p text:style-name="P202"/>
      <text:p text:style-name="P202"/>
      <text:p text:style-name="P240">Random belirlediğim bir dosya adı içerisinde “<text:span text:style-name="T11">gizli.txt</text:span>” isimli dosya oluşturalım. <text:span text:style-name="T135">Burada “</text:span><text:span text:style-name="T37">command substitution</text:span><text:span text:style-name="T135">” yöntemi kullanacağız.</text:span></text:p>
      <text:p text:style-name="P202"/>
      <text:p text:style-name="P202"><draw:frame text:anchor-type="paragraph" draw:z-index="180" draw:name="Metin Çerçevesi 99" draw:style-name="gr1" draw:text-style-name="P244" svg:width="17.985cm" svg:height="0.825cm" svg:x="0.076cm" svg:y="0.055cm"><draw:text-box><text:p text:style-name="P243"><text:span text:style-name="T137">touch project/folder$(shuf -i 1-500 -n 1)/gizli.txt</text:span></text:p></draw:text-box></draw:frame></text:p>
      <text:p text:style-name="P202"/>
      <text:p text:style-name="P202"/>
      <text:p text:style-name="P241"><text:soft-page-break/>Yukarıda rastgele bir klasör içinde oluşturulan “<text:span text:style-name="T11">gizli.txt</text:span>” isimli dosyayı bulmak istersek;</text:p>
      <text:p text:style-name="P241"/>
      <text:p text:style-name="P241"><draw:frame text:anchor-type="paragraph" draw:z-index="181" draw:name="Metin Çerçevesi 100" draw:style-name="gr1" draw:text-style-name="P244" svg:width="17.985cm" svg:height="0.825cm" svg:x="0.076cm" svg:y="0.055cm"><draw:text-box><text:p text:style-name="P243"><text:span text:style-name="T137">find project/ -name gizli.txt</text:span></text:p></draw:text-box></draw:frame></text:p>
      <text:p text:style-name="P202"/>
      <text:p text:style-name="P202"><draw:frame draw:style-name="fr1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02"/>
      <text:p text:style-name="P242">Eğer bu oluşturulan dosyayı da “<text:span text:style-name="T11">find</text:span>” komutu sonucunda <text:span text:style-name="T136">mevcut konuma </text:span>kopyalamak istersek;</text:p>
      <text:p text:style-name="P242"/>
      <text:p text:style-name="P242"><draw:frame text:anchor-type="paragraph" draw:z-index="183" draw:name="Metin Çerçevesi 101" draw:style-name="gr1" draw:text-style-name="P244" svg:width="17.985cm" svg:height="0.825cm" svg:x="0.076cm" svg:y="0.055cm"><draw:text-box><text:p text:style-name="P243"><text:span text:style-name="T137">find project/ -name gizli.txt -exec cp {} . \;</text:span></text:p></draw:text-box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0"/>
      <text:p text:style-name="P200"/>
      <text:p text:style-name="P198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8T10:31:12.202000000</dc:date>
    <meta:editing-duration>PT15H54M39S</meta:editing-duration>
    <meta:editing-cycles>511</meta:editing-cycles>
    <meta:generator>LibreOffice/7.6.2.1$Windows_X86_64 LibreOffice_project/56f7684011345957bbf33a7ee678afaf4d2ba333</meta:generator>
    <meta:document-statistic meta:table-count="0" meta:image-count="83" meta:object-count="0" meta:page-count="33" meta:paragraph-count="293" meta:word-count="2978" meta:character-count="21421" meta:non-whitespace-character-count="18661"/>
  </office:meta>
</office:document-meta>
</file>